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pt" fo:country="BR" officeooo:rsid="000a2e6f" officeooo:paragraph-rsid="000a2e6f"/>
    </style:style>
    <style:style style:name="P2" style:family="paragraph" style:parent-style-name="Standard">
      <style:paragraph-properties fo:text-align="justify" style:justify-single-word="false"/>
      <style:text-properties fo:language="pt" fo:country="BR" officeooo:rsid="000a2e6f" officeooo:paragraph-rsid="000a2e6f"/>
    </style:style>
    <style:style style:name="P3" style:family="paragraph" style:parent-style-name="Standard">
      <style:paragraph-properties fo:text-align="justify" style:justify-single-word="false"/>
      <style:text-properties fo:language="pt" fo:country="BR" officeooo:rsid="03bfcd87" officeooo:paragraph-rsid="03bfcd87"/>
    </style:style>
    <style:style style:name="P4" style:family="paragraph" style:parent-style-name="Standard">
      <style:paragraph-properties fo:text-align="justify" style:justify-single-word="false"/>
      <style:text-properties fo:language="pt" fo:country="BR" officeooo:rsid="03db7756" officeooo:paragraph-rsid="03db7756"/>
    </style:style>
    <style:style style:name="P5" style:family="paragraph" style:parent-style-name="Standard">
      <style:paragraph-properties fo:text-align="center" style:justify-single-word="false"/>
      <style:text-properties officeooo:paragraph-rsid="000a2e6f"/>
    </style:style>
    <style:style style:name="P6" style:family="paragraph" style:parent-style-name="Standard" style:list-style-name="L1">
      <style:paragraph-properties fo:text-align="justify" style:justify-single-word="false"/>
      <style:text-properties fo:language="pt" fo:country="BR" officeooo:rsid="03a44455" officeooo:paragraph-rsid="03a44455"/>
    </style:style>
    <style:style style:name="P7" style:family="paragraph" style:parent-style-name="Standard" style:list-style-name="L1">
      <style:paragraph-properties fo:text-align="justify" style:justify-single-word="false"/>
      <style:text-properties fo:language="pt" fo:country="BR" officeooo:rsid="03a50ecd" officeooo:paragraph-rsid="03a50ecd"/>
    </style:style>
    <style:style style:name="P8" style:family="paragraph" style:parent-style-name="Standard" style:list-style-name="L2">
      <style:paragraph-properties fo:text-align="justify" style:justify-single-word="false"/>
      <style:text-properties fo:language="pt" fo:country="BR" officeooo:rsid="03d407ef" officeooo:paragraph-rsid="03d407ef"/>
    </style:style>
    <style:style style:name="T1" style:family="text">
      <style:text-properties fo:font-size="22pt" fo:language="pt" fo:country="BR" style:text-underline-style="solid" style:text-underline-width="auto" style:text-underline-color="font-color" officeooo:rsid="000a2e6f" style:font-size-asian="22pt" style:font-size-complex="22pt"/>
    </style:style>
    <style:style style:name="T2" style:family="text">
      <style:text-properties fo:font-size="22pt" fo:language="pt" fo:country="BR" style:text-underline-style="solid" style:text-underline-width="auto" style:text-underline-color="font-color" officeooo:rsid="02be7d0c" style:font-size-asian="22pt" style:font-size-complex="22pt"/>
    </style:style>
    <style:style style:name="T3" style:family="text">
      <style:text-properties fo:font-size="22pt" fo:language="pt" fo:country="BR" style:text-underline-style="solid" style:text-underline-width="auto" style:text-underline-color="font-color" officeooo:rsid="038ec16c" style:font-size-asian="22pt" style:font-size-complex="22pt"/>
    </style:style>
    <style:style style:name="T4" style:family="text">
      <style:text-properties fo:font-size="22pt" fo:language="pt" fo:country="BR" style:text-underline-style="solid" style:text-underline-width="auto" style:text-underline-color="font-color" officeooo:rsid="038fb089" style:font-size-asian="22pt" style:font-size-complex="22pt"/>
    </style:style>
    <style:style style:name="T5" style:family="text">
      <style:text-properties fo:font-weight="bold" officeooo:rsid="03db7756" style:font-weight-asian="bold" style:font-weight-complex="bold"/>
    </style:style>
    <style:style style:name="T6" style:family="text">
      <style:text-properties officeooo:rsid="03a3f454"/>
    </style:style>
    <style:style style:name="T7" style:family="text">
      <style:text-properties officeooo:rsid="03a50ecd"/>
    </style:style>
    <style:style style:name="T8" style:family="text">
      <style:text-properties officeooo:rsid="03d407ef"/>
    </style:style>
    <style:style style:name="T9" style:family="text">
      <style:text-properties officeooo:rsid="03db775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Modelagem Arquiteural</text:span><text:span text:style-name="T1"> – </text:span><text:span text:style-name="T2">2</text:span><text:span text:style-name="T3">9</text:span><text:span text:style-name="T1">/08/2022</text:span></text:p>
      <text:p text:style-name="P1"/>
      <text:p text:style-name="P2">- <text:span text:style-name="T6">Método para definição de uma arquitetura:</text:span></text:p>
      <text:p text:style-name="P2"/>
      <text:list xml:id="list2676430819" text:style-name="L1">
        <text:list-item>
          <text:p text:style-name="P6">Compreensão dos condutores</text:p>
          <text:list>
            <text:list-item>
              <text:p text:style-name="P6">Enteder necessidades de negócio</text:p>
            </text:list-item>
            <text:list-item>
              <text:p text:style-name="P6">Descobrir riscos e restrições</text:p>
            </text:list-item>
          </text:list>
        </text:list-item>
        <text:list-item>
          <text:p text:style-name="P6">Formulação estratégica</text:p>
          <text:list>
            <text:list-item>
              <text:p text:style-name="P6">Escolha do estilo arquitetural </text:p>
            </text:list-item>
            <text:list-item>
              <text:p text:style-name="P6">Escolha dos principais mecanismos arquiteturais</text:p>
            </text:list-item>
          </text:list>
        </text:list-item>
        <text:list-item>
          <text:p text:style-name="P6">Modelagem <text:span text:style-name="T7">da arquitetura</text:span></text:p>
          <text:list>
            <text:list-item>
              <text:p text:style-name="P7">Representação e comunicação da arquitetura</text:p>
            </text:list-item>
          </text:list>
        </text:list-item>
      </text:list>
      <text:p text:style-name="P2"/>
      <text:p text:style-name="P3">- <text:span text:style-name="T8">Requisitos de Qualidade:</text:span></text:p>
      <text:p text:style-name="P3"/>
      <text:list xml:id="list2675568645" text:style-name="L2">
        <text:list-item>
          <text:p text:style-name="P8">Desempenho</text:p>
        </text:list-item>
        <text:list-item>
          <text:p text:style-name="P8">Escalabilidade</text:p>
        </text:list-item>
        <text:list-item>
          <text:p text:style-name="P8">Usabilidade</text:p>
        </text:list-item>
        <text:list-item>
          <text:p text:style-name="P8">Testabilidade</text:p>
        </text:list-item>
        <text:list-item>
          <text:p text:style-name="P8">Reusabilidade</text:p>
        </text:list-item>
        <text:list-item>
          <text:p text:style-name="P8">Confiabilidade</text:p>
        </text:list-item>
        <text:list-item>
          <text:p text:style-name="P8">Disponibilidade</text:p>
        </text:list-item>
        <text:list-item>
          <text:p text:style-name="P8">Segurança</text:p>
        </text:list-item>
        <text:list-item>
          <text:p text:style-name="P8">Facilidade de entender</text:p>
        </text:list-item>
        <text:list-item>
          <text:p text:style-name="P8">Facilidade de manter</text:p>
        </text:list-item>
        <text:list-item>
          <text:p text:style-name="P8">Facilidade de gerenciar</text:p>
        </text:list-item>
      </text:list>
      <text:p text:style-name="P3"/>
      <text:p text:style-name="P3">- <text:span text:style-name="T5">Requisitos Arquiteturais:</text:span><text:span text:style-name="T9"> É definido quando um requisito for impactar no desenolvimento da arquitetura de um projeto.</text:span></text:p>
      <text:p text:style-name="P3"/>
      <text:p text:style-name="P4">-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10:52:30.292424140</meta:creation-date>
    <dc:date>2022-08-29T11:49:56.016479785</dc:date>
    <meta:editing-duration>PT7H21M36S</meta:editing-duration>
    <meta:editing-cycles>141</meta:editing-cycles>
    <meta:generator>LibreOffice/7.3.5.2$Linux_X86_64 LibreOffice_project/30$Build-2</meta:generator>
    <meta:document-statistic meta:table-count="0" meta:image-count="0" meta:object-count="0" meta:page-count="1" meta:paragraph-count="24" meta:word-count="98" meta:character-count="659" meta:non-whitespace-character-count="601"/>
  </office:meta>
</office:document-meta>
</file>